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unchCommand.setRedirectoutput( boolean redi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Usesyste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Minimizedwindowic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Waitfor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Usesystemin( boolean useSyste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Fail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Appendoutput( boolean append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Args( ArrayList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Waitforchild( boolean waitFor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Minimizedwindow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Requireto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Sysproperties( HashMap sys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Requiretools( boolean requireTo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Minimizedwindowicon( File minimizedWindowI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Redirect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Append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Jvmargs( ArrayList jvm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Sys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Jvm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Minimizedwindowtitle( String minimizedWindow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Displayminimizedwindow( boolean displayMinimized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Disposeminimizedwind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Classpath( String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Classname( String main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Output( File outp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Displayminimizedwind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Print( boolean pr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ge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unchCommand.setDisposeminimizedwindow( boolean disposeMinimized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